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71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Only Directional</text:p>
          </table:table-cell>
          <table:covered-table-cell table:number-columns-repeated="4" table:style-name="ce1"/>
        </table:table-row>
        <table:table-row table:style-name="ro2">
          <table:table-cell table:style-name="ce2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c037e007c00f8017c037807fc0ff003f807f80ffc0ff007f807f0077c01f007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81fc81f003e00e0a00000000080000000000000000000000000000000000000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e037c007e0078017c037807fc05f003f807f80ffc0ff007f807f8077c01f0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81fc81f003e00a080000000000000000000004000000000000000022000000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c017f007c00fc0378037c077805f803f007fc0ffa0ff807f007fc077803f40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81fc81f003e0048100000440000000000000000200000000000000000000000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c007f007c007c037c037c017c01780178037c077e077803f407f8077c00f00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81fc81f103c00a0800000000000000000000000000000000000000000000000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Directional and Omni</text:p>
          </table:table-cell>
          <table:covered-table-cell table:number-columns-repeated="4" table:style-name="ce3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c037e807f007c037c037e803c023e003c003f007f807c023c011f620f805c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3fc81ffc1ff81fc83fd83fe81fec1ff83e04200000000000000000000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c037e807f003c007e027c003e0004000d001e803f003c023e011e400f801c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3fc83ffc1ff81fc83fd83fec1fec3ff83e4400000000000000000000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c037e807f003c000e025c803e003c001d005e807f007c023e011e611f803e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3fc81ffc1ff81fc83f783fe81fec1ff83e04000000000020002000000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Directional and Omni no LOS</text:p>
          </table:table-cell>
          <table:covered-table-cell table:number-columns-repeated="4" table:style-name="ce3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81f781ffc1df87b701f781ff21ff80ff81ffc1ffc0f7807e40ffc0f7c007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7c087f0078207a08790070001e003a0078007a0078007c00f000fe007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81f781ffc1df871700f780ff00ff81ff81ffc1ffc077807e40ffc0f7e0770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c087f0078207a0878007b005c003e0070007c007e00fa00f0003e007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80f780ffc3df87b701f781ff00ffc0ff81ffc1ffc017803f407fe0f7c007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c087e80782078087a8870005e003c0070007c007b00fc00f0007c00604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81f781ffc3df07ff81f7007f807fc07f81ffc1ffc077807f41ffe1f7c1f701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c087f00382038007a0870801e003a0070007c003a007800f400f8007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Directional and Omni no LOS Position 2</text:p>
          </table:table-cell>
          <table:covered-table-cell table:number-columns-repeated="4" table:style-name="ce3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f001f801f001f001f001e001fc01f001f801f001f801f001f801f800f801f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0fee0fdc0fbe0f2c0f7c0e6a07ec0fc80e0c1f881ff83e00200000000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f001f801f001f041f041e001fc01f001f001f801f481f801f400f800f801f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fee0ffc0f8e0f6c0f3c0eea0fec0fc81f0c1fa81ff83e00600000100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f011f801f201f001f001e801f401f001f801f001f801f001f800f800f801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0fee0fde0fbc0f2e0f3c0e680fec1fcc1f081fcc1fe83e0080000000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f001f801f001f0c1e081f001f801f801f001f001fc01f001f800f800f801f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fee0ffd0fbc0fae0e3c0f6a0fec0f881f0c1fc81ff83e08300010a0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Directional and Omni Position 2</text:p>
          </table:table-cell>
          <table:covered-table-cell table:number-columns-repeated="4" table:style-name="ce3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0800140020000000000008000000000000000000080008000c000c003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ffffffffffffffffffff857fc568001a0000000e00080018000c002c001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0800140000000000000008000000000000000000080000000c0028002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fffffffffffffffffff857fc56a00180002000800080028000c002c002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800140000000000000008000000000000000000080008000c000800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fffffffffffffffffff857fd16a00180002000800280088000c002c0000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800000000000000000000000000000000000000080000000c000c003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fffffffffffffffffff82bfeaaa00080015000000280018000c0008002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Directional Position 2</text:p>
          </table:table-cell>
          <table:covered-table-cell table:number-columns-repeated="4" table:style-name="ce3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00ff80f800fc00f800fc00fa00f000f800fc00fa00f800f400fb80fc00e8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3ff81ff01ff07ff07ff03ff03ff07ff07ff07ff07ff07f88080c000800200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00ff80f800fc00f800fc00f800f000f800fc00fa00f800e000ff00fc00e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ff81ff01ff07ff07ff03ff03ff07ff07ff03ff03ff07f881004000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00ff80f800fc00f800fc00fa00f000f800fd00f800f800f400fa00fc00f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ff81ff01ff07ff07ff03ff03ff07ff07ff03ff03ff07f88080000080000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05:20.409100684</meta:creation-date>
    <meta:generator>LibreOffice/7.6.7.2$Linux_X86_64 LibreOffice_project/dd47e4b30cb7dab30588d6c79c651f218165e3c5</meta:generator>
    <dc:date>2024-11-19T11:56:09.248488462</dc:date>
    <meta:editing-duration>PT1H50M49S</meta:editing-duration>
    <meta:editing-cycles>2</meta:editing-cycles>
    <meta:document-statistic meta:table-count="1" meta:cell-count="146" meta:object-count="0"/>
  </office:meta>
</office:document-meta>
</file>